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28MB - Memory Limit" table:style-name="ta1">
        <table:shapes>
          <draw:frame draw:z-index="0" draw:style-name="gr1" draw:text-style-name="P1" svg:width="10.6402in" svg:height="5.865in" svg:x="2.6677in" svg:y="0.8902in">
            <draw:object draw:notify-on-update-of-ranges="'128MB - Memory Limit'.A2:'128MB - Memory Limit'.A7 '128MB - Memory Limit'.B1:'128MB - Memory Limit'.B1 '128MB - Memory Limit'.B2:'128MB - Memory Limit'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ri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2.186" calcext:value-type="float">
            <text:p>22.18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24.397" calcext:value-type="float">
            <text:p>224.397</text:p>
          </table:table-cell>
        </table:table-row>
      </table:table>
      <table:table table:name="40MB - Memory Limit" table:style-name="ta1">
        <table:shapes>
          <draw:frame draw:z-index="0" draw:style-name="gr1" draw:text-style-name="P1" svg:width="10.602in" svg:height="5.8654in" svg:x="2.6807in" svg:y="0.8913in">
            <draw:object draw:notify-on-update-of-ranges="'40MB - Memory Limit'.A2:'40MB - Memory Limit'.A7 '40MB - Memory Limit'.B1:'40MB - Memory Limit'.B1 '40MB - Memory Limit'.B2:'40MB - Memory Limit'.B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ri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1.924" calcext:value-type="float">
            <text:p>21.92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34.384" calcext:value-type="float">
            <text:p>234.384</text:p>
          </table:table-cell>
        </table:table-row>
      </table:table>
      <table:table table:name="10MB - Memory Limit" table:style-name="ta1">
        <table:shapes>
          <draw:frame draw:z-index="0" draw:style-name="gr1" draw:text-style-name="P1" svg:width="10.6524in" svg:height="5.8272in" svg:x="2.6555in" svg:y="0.8902in">
            <draw:object draw:notify-on-update-of-ranges="'10MB - Memory Limit'.A2:'10MB - Memory Limit'.A7 '10MB - Memory Limit'.B1:'10MB - Memory Limit'.B1 '10MB - Memory Limit'.B2:'10MB - Memory Limit'.B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ri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2.006" calcext:value-type="float">
            <text:p>22.00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16.737" calcext:value-type="float">
            <text:p>216.737</text:p>
          </table:table-cell>
        </table:table-row>
      </table:table>
      <table:table table:name="5MB - Memory Limit" table:style-name="ta1">
        <table:shapes>
          <draw:frame draw:z-index="0" draw:style-name="gr1" draw:text-style-name="P1" svg:width="10.615in" svg:height="5.8272in" svg:x="2.6803in" svg:y="0.9028in">
            <draw:object draw:notify-on-update-of-ranges="'5MB - Memory Limit'.A2:'5MB - Memory Limit'.A7 '5MB - Memory Limit'.B1:'5MB - Memory Limit'.B1 '5MB - Memory Limit'.B2:'5MB - Memory Limit'.B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ri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268" calcext:value-type="float">
            <text:p>2.26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1.698" calcext:value-type="float">
            <text:p>21.69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style-name="ce1" office:value-type="float" office:value="228.546" calcext:value-type="float">
            <text:p>228.546</text:p>
          </table:table-cell>
        </table:table-row>
      </table:table>
      <table:table table:name="1MB - Memory Limit" table:style-name="ta1">
        <table:shapes>
          <draw:frame draw:z-index="0" draw:style-name="gr1" draw:text-style-name="P1" svg:width="10.6272in" svg:height="5.9157in" svg:x="2.6807in" svg:y="0.8776in">
            <draw:object draw:notify-on-update-of-ranges="'1MB - Memory Limit'.A2:'1MB - Memory Limit'.A7 '1MB - Memory Limit'.B1:'1MB - Memory Limit'.B1 '1MB - Memory Limit'.B2:'1MB - Memory Limit'.B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ri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style-name="ce1" office:value-type="float" office:value="223.653" calcext:value-type="float">
            <text:p>223.653</text:p>
          </table:table-cell>
        </table:table-row>
      </table:table>
      <table:table table:name="100KB - Memory Limi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ri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44" calcext:value-type="float">
            <text:p>2.14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1.858" calcext:value-type="float">
            <text:p>21.85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style-name="ce1" office:value-type="float" office:value="223.653" calcext:value-type="float">
            <text:p>223.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19:27:17.044106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2:41:53.753165085</meta:creation-date>
    <dc:date>2016-06-12T23:43:08.090809401</dc:date>
    <meta:editing-duration>PT6H6M11S</meta:editing-duration>
    <meta:editing-cycles>5</meta:editing-cycles>
    <meta:generator>LibreOffice/4.2.8.2$Linux_X86_64 LibreOffice_project/420m0$Build-2</meta:generator>
    <meta:document-statistic meta:table-count="6" meta:cell-count="8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4.4485263824463pt" style:font-size-asian="13.4164886474609pt" style:font-size-complex="13.416488647460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2.3844509124756pt" style:font-size-asian="10.3203754425049pt" style:font-size-complex="10.3203754425049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.3524131774902pt" style:font-size-asian="10.3203754425049pt" style:font-size-complex="10.3203754425049pt"/>
    </style:style>
    <style:style style:name="ch6" style:family="chart">
      <style:chart-properties chart:auto-position="true" chart:scale-text="true" style:rotation-angle="0"/>
      <style:text-properties fo:font-size="12.3844509124756pt" style:font-size-asian="9.28833770751953pt" style:font-size-complex="9.28833770751953pt"/>
    </style:style>
    <style:style style:name="ch7" style:family="chart">
      <style:graphic-properties svg:stroke-color="#b3b3b3"/>
    </style:style>
    <style:style style:name="ch8" style:family="chart">
      <style:chart-properties chart:auto-position="true" chart:scale-text="true" style:rotation-angle="90"/>
      <style:text-properties fo:font-size="12.3844509124756pt" style:font-size-asian="9.28833770751953pt" style:font-size-complex="9.28833770751953pt"/>
    </style:style>
    <style:style style:name="ch9" style:family="chart" style:data-style-name="N0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 dr3d:edge-rounding="5%"/>
      <style:text-properties fo:font-size="10.3203754425049pt" style:font-size-asian="10.3203754425049pt" style:font-size-complex="10.320375442504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27cm" svg:height="14.898cm" xlink:href=".." xlink:type="simple" chart:class="chart:scatter" chart:style-name="ch1">
        <chart:title svg:x="7.573cm" svg:y="0.433cm" chart:style-name="ch2">
          <text:p>Time Spent - External Sorting - 128MB memory limit</text:p>
        </chart:title>
        <chart:legend chart:legend-position="end" svg:x="24.674cm" svg:y="7.084cm" style:legend-expansion="high" chart:style-name="ch3"/>
        <chart:plot-area chart:style-name="ch4" table:cell-range-address="'128MB - Memory Limit'.A2:'128MB - Memory Limit'.B7 '128MB - Memory Limit'.B1:'128MB - Memory Limit'.B1" chart:data-source-has-labels="row" svg:x="1.782cm" svg:y="1.645cm" svg:width="22.352cm" svg:height="11.744cm">
          <chartooo:coordinate-region svg:x="2.668cm" svg:y="1.884cm" svg:width="20.618cm" svg:height="10.779cm"/>
          <chart:axis chart:dimension="x" chart:name="primary-x" chart:style-name="ch5">
            <chart:title svg:x="11.132cm" svg:y="13.687cm" chart:style-name="ch6">
              <text:p>Number of Triples</text:p>
            </chart:title>
            <chart:grid chart:style-name="ch7" chart:class="major"/>
          </chart:axis>
          <chart:axis chart:dimension="y" chart:name="primary-y" chart:style-name="ch5">
            <chart:title svg:x="0.451cm" svg:y="9.501cm" chart:style-name="ch8">
              <text:p>Time ( in seconds )</text:p>
            </chart:title>
            <chart:grid chart:style-name="ch7" chart:class="major"/>
          </chart:axis>
          <chart:series chart:style-name="ch9" chart:values-cell-range-address="'128MB - Memory Limit'.B2:'128MB - Memory Limit'.B7" chart:label-cell-address="'128MB - Memory Limit'.B1:'128MB - Memory Limit'.B1" chart:class="chart:scatter">
            <chart:domain table:cell-range-address="'128MB - Memory Limit'.A2:'128MB - Memory Limit'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128MB - Memory Limit'.B1:'128MB - Memory Limi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128MB - Memory Limit'.A2:'128MB - Memory Limit'.A7</svg:desc>
                </draw:g>
              </table:table-cell>
              <table:table-cell office:value-type="float" office:value="0.021">
                <text:p>0.021</text:p>
                <draw:g>
                  <svg:desc>'128MB - Memory Limit'.B2:'128MB - Memory Limi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.165">
                <text:p>2.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2.186">
                <text:p>22.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24.397">
                <text:p>224.3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63cm" svg:height="14.802cm" xlink:href=".." xlink:type="simple" chart:class="chart:scatter" chart:style-name="ch1">
        <chart:title svg:x="8.476cm" svg:y="0.432cm" chart:style-name="ch2">
          <text:p>Time Spent - External Sorting - 5MB memory limit</text:p>
        </chart:title>
        <chart:legend chart:legend-position="end" svg:x="24.878cm" svg:y="7.102cm" style:legend-expansion="high" chart:style-name="ch3"/>
        <chart:plot-area chart:style-name="ch4" table:cell-range-address="'5MB - Memory Limit'.A2:'5MB - Memory Limit'.B7 '5MB - Memory Limit'.B1:'5MB - Memory Limit'.B1" chart:data-source-has-labels="row" svg:x="1.55cm" svg:y="1.533cm" svg:width="22.789cm" svg:height="11.992cm">
          <chartooo:coordinate-region svg:x="2.357cm" svg:y="1.732cm" svg:width="21.239cm" svg:height="11.146cm"/>
          <chart:axis chart:dimension="x" chart:name="primary-x" chart:style-name="ch5">
            <chart:title svg:x="11.63cm" svg:y="13.821cm" chart:style-name="ch6">
              <text:p>Number of Triples</text:p>
            </chart:title>
            <chart:grid chart:style-name="ch7" chart:class="major"/>
          </chart:axis>
          <chart:axis chart:dimension="y" chart:name="primary-y" chart:style-name="ch5">
            <chart:title svg:x="0.451cm" svg:y="8.936cm" chart:style-name="ch8">
              <text:p>Time ( in seconds )</text:p>
            </chart:title>
            <chart:grid chart:style-name="ch7" chart:class="major"/>
          </chart:axis>
          <chart:series chart:style-name="ch9" chart:values-cell-range-address="'5MB - Memory Limit'.B2:'5MB - Memory Limit'.B7" chart:label-cell-address="'5MB - Memory Limit'.B1:'5MB - Memory Limit'.B1" chart:class="chart:scatter">
            <chart:domain table:cell-range-address="'5MB - Memory Limit'.A2:'5MB - Memory Limit'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5MB - Memory Limit'.B1:'5MB - Memory Limi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5MB - Memory Limit'.A2:'5MB - Memory Limit'.A7</svg:desc>
                </draw:g>
              </table:table-cell>
              <table:table-cell office:value-type="float" office:value="0.012">
                <text:p>0.012</text:p>
                <draw:g>
                  <svg:desc>'5MB - Memory Limit'.B2:'5MB - Memory Limi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.189">
                <text:p>2.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1.698">
                <text:p>21.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28.546">
                <text:p>228.5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58cm" svg:height="14.802cm" xlink:href=".." xlink:type="simple" chart:class="chart:scatter" chart:style-name="ch1">
        <chart:title svg:x="8.405cm" svg:y="0.432cm" chart:style-name="ch2">
          <text:p>Time Spent - External Sorting - 10MB memory limit</text:p>
        </chart:title>
        <chart:legend chart:legend-position="end" svg:x="24.973cm" svg:y="7.102cm" style:legend-expansion="high" chart:style-name="ch3"/>
        <chart:plot-area chart:style-name="ch4" table:cell-range-address="'10MB - Memory Limit'.A2:'10MB - Memory Limit'.B7 '10MB - Memory Limit'.B1:'10MB - Memory Limit'.B1" chart:data-source-has-labels="row" svg:x="1.552cm" svg:y="1.533cm" svg:width="22.88cm" svg:height="11.992cm">
          <chartooo:coordinate-region svg:x="2.359cm" svg:y="1.732cm" svg:width="21.33cm" svg:height="11.146cm"/>
          <chart:axis chart:dimension="x" chart:name="primary-x" chart:style-name="ch5">
            <chart:title svg:x="11.678cm" svg:y="13.821cm" chart:style-name="ch6">
              <text:p>Number of Triples</text:p>
            </chart:title>
            <chart:grid chart:style-name="ch7" chart:class="major"/>
          </chart:axis>
          <chart:axis chart:dimension="y" chart:name="primary-y" chart:style-name="ch5">
            <chart:title svg:x="0.451cm" svg:y="8.936cm" chart:style-name="ch8">
              <text:p>Time ( in seconds )</text:p>
            </chart:title>
            <chart:grid chart:style-name="ch7" chart:class="major"/>
          </chart:axis>
          <chart:series chart:style-name="ch9" chart:values-cell-range-address="'10MB - Memory Limit'.B2:'10MB - Memory Limit'.B7" chart:label-cell-address="'10MB - Memory Limit'.B1:'10MB - Memory Limit'.B1" chart:class="chart:scatter">
            <chart:domain table:cell-range-address="'10MB - Memory Limit'.A2:'10MB - Memory Limit'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10MB - Memory Limit'.B1:'10MB - Memory Limi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10MB - Memory Limit'.A2:'10MB - Memory Limit'.A7</svg:desc>
                </draw:g>
              </table:table-cell>
              <table:table-cell office:value-type="float" office:value="0.01">
                <text:p>0.01</text:p>
                <draw:g>
                  <svg:desc>'10MB - Memory Limit'.B2:'10MB - Memory Limi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2.006">
                <text:p>22.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16.737">
                <text:p>216.7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3cm" svg:height="14.899cm" xlink:href=".." xlink:type="simple" chart:class="chart:scatter" chart:style-name="ch1">
        <chart:title svg:x="8.341cm" svg:y="0.433cm" chart:style-name="ch2">
          <text:p>Time Spent - External Sorting - 40MB memory limit</text:p>
        </chart:title>
        <chart:legend chart:legend-position="end" svg:x="24.845cm" svg:y="7.15cm" style:legend-expansion="high" chart:style-name="ch3"/>
        <chart:plot-area chart:style-name="ch4" table:cell-range-address="'40MB - Memory Limit'.A2:'40MB - Memory Limit'.B7 '40MB - Memory Limit'.B1:'40MB - Memory Limit'.B1" chart:data-source-has-labels="row" svg:x="1.549cm" svg:y="1.535cm" svg:width="22.758cm" svg:height="12.086cm">
          <chartooo:coordinate-region svg:x="2.356cm" svg:y="1.734cm" svg:width="21.208cm" svg:height="11.24cm"/>
          <chart:axis chart:dimension="x" chart:name="primary-x" chart:style-name="ch5">
            <chart:title svg:x="11.614cm" svg:y="13.918cm" chart:style-name="ch6">
              <text:p>Number of Triples</text:p>
            </chart:title>
            <chart:grid chart:style-name="ch7" chart:class="major"/>
          </chart:axis>
          <chart:axis chart:dimension="y" chart:name="primary-y" chart:style-name="ch5">
            <chart:title svg:x="0.451cm" svg:y="8.985cm" chart:style-name="ch8">
              <text:p>Time ( in seconds )</text:p>
            </chart:title>
            <chart:grid chart:style-name="ch7" chart:class="major"/>
          </chart:axis>
          <chart:series chart:style-name="ch9" chart:values-cell-range-address="'40MB - Memory Limit'.B2:'40MB - Memory Limit'.B7" chart:label-cell-address="'40MB - Memory Limit'.B1:'40MB - Memory Limit'.B1" chart:class="chart:scatter">
            <chart:domain table:cell-range-address="'40MB - Memory Limit'.A2:'40MB - Memory Limit'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40MB - Memory Limit'.B1:'40MB - Memory Limi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40MB - Memory Limit'.A2:'40MB - Memory Limit'.A7</svg:desc>
                </draw:g>
              </table:table-cell>
              <table:table-cell office:value-type="float" office:value="0.009">
                <text:p>0.009</text:p>
                <draw:g>
                  <svg:desc>'40MB - Memory Limit'.B2:'40MB - Memory Limi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1.924">
                <text:p>21.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34.384">
                <text:p>234.3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94cm" svg:height="15.027cm" xlink:href=".." xlink:type="simple" chart:class="chart:scatter" chart:style-name="ch1">
        <chart:title svg:x="8.492cm" svg:y="0.436cm" chart:style-name="ch2">
          <text:p>Time Spent - External Sorting - 1MB memory limit</text:p>
        </chart:title>
        <chart:legend chart:legend-position="end" svg:x="24.909cm" svg:y="7.214cm" style:legend-expansion="high" chart:style-name="ch3"/>
        <chart:plot-area chart:style-name="ch4" table:cell-range-address="'1MB - Memory Limit'.A2:'1MB - Memory Limit'.B7 '1MB - Memory Limit'.B1:'1MB - Memory Limit'.B1" chart:data-source-has-labels="row" svg:x="1.55cm" svg:y="1.541cm" svg:width="22.82cm" svg:height="12.205cm">
          <chartooo:coordinate-region svg:x="2.357cm" svg:y="1.74cm" svg:width="21.27cm" svg:height="11.359cm"/>
          <chart:axis chart:dimension="x" chart:name="primary-x" chart:style-name="ch5">
            <chart:title svg:x="11.646cm" svg:y="14.046cm" chart:style-name="ch6">
              <text:p>Number of Triples</text:p>
            </chart:title>
            <chart:grid chart:style-name="ch7" chart:class="major"/>
          </chart:axis>
          <chart:axis chart:dimension="y" chart:name="primary-y" chart:style-name="ch5">
            <chart:title svg:x="0.451cm" svg:y="9.05cm" chart:style-name="ch8">
              <text:p>Time ( in seconds )</text:p>
            </chart:title>
            <chart:grid chart:style-name="ch7" chart:class="major"/>
          </chart:axis>
          <chart:series chart:style-name="ch9" chart:values-cell-range-address="'1MB - Memory Limit'.B2:'1MB - Memory Limit'.B7" chart:label-cell-address="'1MB - Memory Limit'.B1:'1MB - Memory Limit'.B1" chart:class="chart:scatter">
            <chart:domain table:cell-range-address="'1MB - Memory Limit'.A2:'1MB - Memory Limit'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1MB - Memory Limit'.B1:'1MB - Memory Limi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1MB - Memory Limit'.A2:'1MB - Memory Limit'.A7</svg:desc>
                </draw:g>
              </table:table-cell>
              <table:table-cell office:value-type="float" office:value="0.01">
                <text:p>0.01</text:p>
                <draw:g>
                  <svg:desc>'1MB - Memory Limit'.B2:'1MB - Memory Limi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.182">
                <text:p>2.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23.653">
                <text:p>223.6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